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1.344cm" fo:break-before="auto" style:use-optimal-row-height="true"/>
    </style:style>
    <style:style style:name="ro15" style:family="table-row">
      <style:table-row-properties style:row-height="1.988cm" fo:break-before="auto" style:use-optimal-row-height="true"/>
    </style:style>
    <style:style style:name="ro16" style:family="table-row">
      <style:table-row-properties style:row-height="4.006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9T08:53:30.55">
            <text:p>0109 <text:s/>8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9T08:53:30.55">
            <text:p>0109 <text:s/>853</text:p>
          </table:table-cell>
          <table:table-cell table:style-name="ce7" table:formula="of:=NOW()" office:value-type="date" office:date-value="2022-01-09T08:53:30.55">
            <text:p>0109 <text:s/>8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9T08:53:30.55">
            <text:p>0109 <text:s/>8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2022/01/09</text:date>, <text:time>08:5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9T08:53:30.16</dc:date>
    <dc:creator>iwabuchi ken</dc:creator>
    <meta:editing-duration>P11DT52M8S</meta:editing-duration>
    <meta:editing-cycles>1601</meta:editing-cycles>
    <meta:generator>OpenOffice/4.1.3$Win32 OpenOffice.org_project/413m1$Build-9783</meta:generator>
    <meta:document-statistic meta:table-count="1" meta:cell-count="306" meta:object-count="0"/>
  </office:meta>
</office:document-meta>
</file>